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9.022cm"/>
    </style:style>
    <style:style style:name="co4" style:family="table-column">
      <style:table-column-properties fo:break-before="auto" style:column-width="7.832cm"/>
    </style:style>
    <style:style style:name="co5" style:family="table-column">
      <style:table-column-properties fo:break-before="auto" style:column-width="9.075cm"/>
    </style:style>
    <style:style style:name="co7" style:family="table-column">
      <style:table-column-properties fo:break-before="auto" style:column-width="2.619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864cm" fo:break-before="auto" style:use-optimal-row-height="true"/>
    </style:style>
    <style:style style:name="ro4" style:family="table-row">
      <style:table-row-properties style:row-height="0.483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1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9" table:default-cell-style-name="ce1"/>
        <table:table-row table:style-name="ro3">
          <table:table-cell table:style-name="ce2" office:value-type="string">
            <text:p>Retrospectiva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Primeira Iteracão</text:p>
          </table:table-cell>
          <table:table-cell table:style-name="ce3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>
            <text:p>Negativos</text:p>
          </table:table-cell>
          <table:table-cell table:style-name="ce8"/>
          <table:table-cell table:number-columns-repeated="1022"/>
        </table:table-row>
        <table:table-row table:style-name="ro4">
          <table:table-cell table:style-name="ce5" office:value-type="string">
            <text:p>Assunto</text:p>
          </table:table-cell>
          <table:table-cell table:style-name="ce8" office:value-type="string">
            <text:p>Comunicacao</text:p>
          </table:table-cell>
          <table:table-cell office:value-type="string">
            <text:p>Documentacao incompleta</text:p>
          </table:table-cell>
          <table:table-cell office:value-type="string">
            <text:p>Planejamento</text:p>
          </table:table-cell>
          <table:table-cell office:value-type="string">
            <text:p>Membro sumiu</text:p>
          </table:table-cell>
          <table:table-cell table:number-columns-repeated="1019"/>
        </table:table-row>
        <table:table-row table:style-name="ro4">
          <table:table-cell table:style-name="ce5" office:value-type="string">
            <text:p>Pontos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5" office:value-type="string">
            <text:p>Solucao</text:p>
          </table:table-cell>
          <table:table-cell table:style-name="ce8" office:value-type="string">
            <text:p>Encontros todas as segundas a partir das 11h40</text:p>
          </table:table-cell>
          <table:table-cell office:value-type="string">
            <text:p>Flagar com incompleta para todos saberem</text:p>
          </table:table-cell>
          <table:table-cell office:value-type="string">
            <text:p>Fazer o planejamento em equipe</text:p>
          </table:table-cell>
          <table:table-cell office:value-type="string">
            <text:p>:(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>
            <text:p>Positivos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Assunto</text:p>
          </table:table-cell>
          <table:table-cell office:value-type="string">
            <text:p>Ambiente de desenvolvimento organizado</text:p>
          </table:table-cell>
          <table:table-cell office:value-type="string">
            <text:p>Trabalho extra</text:p>
          </table:table-cell>
          <table:table-cell office:value-type="string">
            <text:p>Já temos algo usável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Pontos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Atitude</text:p>
          </table:table-cell>
          <table:table-cell office:value-type="string">
            <text:p>Continuar todos com o git, pivotal etc</text:p>
          </table:table-cell>
          <table:table-cell office:value-type="string">
            <text:p>Legal</text:p>
          </table:table-cell>
          <table:table-cell office:value-type="string">
            <text:p>Focar em novas funcionalidades para a proxima iteracao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Segunda Iteracão</text:p>
          </table:table-cell>
          <table:table-cell table:style-name="ce3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>
            <text:p>Negativos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Assunto</text:p>
          </table:table-cell>
          <table:table-cell office:value-type="string">
            <text:p>Falta de tempo para desenvolver</text:p>
          </table:table-cell>
          <table:table-cell office:value-type="string">
            <text:p>Papéis demoraram muito para sererem trocados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Ponto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olucao</text:p>
          </table:table-cell>
          <table:table-cell office:value-type="string">
            <text:p>Esta iteracão com poucas provas deve melhorar</text:p>
          </table:table-cell>
          <table:table-cell office:value-type="string">
            <text:p>Trocar logo no comeco da iteracão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>
            <text:p>Positivos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Assunto</text:p>
          </table:table-cell>
          <table:table-cell office:value-type="string">
            <text:p>Maior proatividade</text:p>
          </table:table-cell>
          <table:table-cell office:value-type="string">
            <text:p>Comunicacão melhorou</text:p>
          </table:table-cell>
          <table:table-cell office:value-type="string">
            <text:p>Comprometimento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Pontos</text:p>
          </table:table-cell>
          <table:table-cell table:number-columns-repeated="3" office:value-type="float" office:value="10">
            <text:p>10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Atitude</text:p>
          </table:table-cell>
          <table:table-cell office:value-type="string">
            <text:p>Manter</text:p>
          </table:table-cell>
          <table:table-cell office:value-type="string">
            <text:p>Continuar com reuniões às segundas</text:p>
          </table:table-cell>
          <table:table-cell office:value-type="string">
            <text:p>Manter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5" office:value-type="string">
            <text:p>Terceira Iteração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>
            <text:p>Negativos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Assunto</text:p>
          </table:table-cell>
          <table:table-cell office:value-type="string">
            <text:p>Faltam Documentos (desde a primeira)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Pontos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Solucao</text:p>
          </table:table-cell>
          <table:table-cell office:value-type="string">
            <text:p>Ver direito quais são e fazê-los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>
            <text:p>Positivos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Assunto</text:p>
          </table:table-cell>
          <table:table-cell office:value-type="string">
            <text:p>Maior proatividade</text:p>
          </table:table-cell>
          <table:table-cell office:value-type="string">
            <text:p>Documentação está ficando mais sólida.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Ponto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Atitude</text:p>
          </table:table-cell>
          <table:table-cell office:value-type="string">
            <text:p>Manter</text:p>
          </table:table-cell>
          <table:table-cell office:value-type="string">
            <text:p>Continuar melhorando a documentação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7" office:value-type="string" table:number-columns-spanned="2" table:number-rows-spanned="1">
            <text:p>Quarta iteração</text:p>
          </table:table-cell>
          <table:covered-table-cell/>
          <table:table-cell table:number-columns-repeated="1022"/>
        </table:table-row>
        <table:table-row table:style-name="ro5">
          <table:table-cell table:style-name="ce4" office:value-type="string">
            <text:p>Negativos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Assunto</text:p>
          </table:table-cell>
          <table:table-cell office:value-type="string">
            <text:p>Faltam Documentos (desde a primeira)</text:p>
          </table:table-cell>
          <table:table-cell office:value-type="string">
            <text:p>Ficamos presos em coisas mais complexas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Pontos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6">
          <table:table-cell table:style-name="ce5" office:value-type="string">
            <text:p>Solucao</text:p>
          </table:table-cell>
          <table:table-cell office:value-type="string">
            <text:p>Ver direito quais são e fazê-los.</text:p>
          </table:table-cell>
          <table:table-cell office:value-type="string">
            <text:p>Procurar ajuda com pessoas especializada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>
            <text:p>Positivos</text:p>
          </table:table-cell>
          <table:table-cell table:number-columns-repeated="1023"/>
        </table:table-row>
        <table:table-row table:style-name="ro6">
          <table:table-cell table:style-name="ce5" office:value-type="string">
            <text:p>Assunto</text:p>
          </table:table-cell>
          <table:table-cell office:value-type="string">
            <text:p>Maior proatividade</text:p>
          </table:table-cell>
          <table:table-cell office:value-type="string">
            <text:p>Documentação está ficando mais sólida.</text:p>
          </table:table-cell>
          <table:table-cell office:value-type="string">
            <text:p>Pessoas trabalharam mais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Pontos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Atitude</text:p>
          </table:table-cell>
          <table:table-cell office:value-type="string">
            <text:p>Manter</text:p>
          </table:table-cell>
          <table:table-cell office:value-type="string">
            <text:p>Continuar melhorando a documentação.</text:p>
          </table:table-cell>
          <table:table-cell office:value-type="string">
            <text:p>Manter</text:p>
          </table:table-cell>
          <table:table-cell table:number-columns-repeated="1020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/11/2011</text:date>, <text:time>09:0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initial-creator>Rafael Manzo</meta:initial-creator>
    <meta:creation-date>2011-09-12T10:56:28Z</meta:creation-date>
    <dc:date>2011-11-09T09:03:50</dc:date>
    <meta:editing-cycles>5</meta:editing-cycles>
    <meta:editing-duration>PT29M44S</meta:editing-duration>
    <meta:document-statistic meta:table-count="3" meta:cell-count="97" meta:object-count="0"/>
  </office:meta>
</office:document-meta>
</file>